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06b5" officeooo:paragraph-rsid="000606b5"/>
    </style:style>
    <style:style style:name="P2" style:family="paragraph" style:parent-style-name="Standard">
      <style:text-properties officeooo:rsid="000606b5" officeooo:paragraph-rsid="00092288"/>
    </style:style>
    <style:style style:name="P3" style:family="paragraph" style:parent-style-name="Standard">
      <style:text-properties style:text-underline-style="solid" style:text-underline-width="auto" style:text-underline-color="font-color" officeooo:rsid="00092288" officeooo:paragraph-rsid="00092288"/>
    </style:style>
    <style:style style:name="T1" style:family="text">
      <style:text-properties officeooo:rsid="0007e8c5"/>
    </style:style>
    <style:style style:name="T2" style:family="text">
      <style:text-properties style:text-underline-style="none"/>
    </style:style>
    <style:style style:name="T3" style:family="text">
      <style:text-properties officeooo:rsid="0009a173"/>
    </style:style>
    <style:style style:name="T4" style:family="text">
      <style:text-properties officeooo:rsid="000a7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22/18</text:p>
      <text:p text:style-name="P1"/>
      <text:p text:style-name="P1">- Aparently there is a god, improv lecture</text:p>
      <text:p text:style-name="P1"/>
      <text:p text:style-name="P1">- <text:span text:style-name="T1">Ideally a BST is perfectly symmetical and balanced</text:span></text:p>
      <text:p text:style-name="P1">* <text:span text:style-name="T1">it its possible to have a perfectly unbalanced tree, which is asically just a linked list (O(N))</text:span></text:p>
      <text:p text:style-name="P1"/>
      <text:p text:style-name="P3">AVL Trees</text:p>
      <text:p text:style-name="P3"><text:span text:style-name="T2"/></text:p>
      <text:p text:style-name="P3"><text:span text:style-name="T2">- BST with an additional rule</text:span></text:p>
      <text:p text:style-name="P3"><text:span text:style-name="T2">* introduces a alance factor property</text:span></text:p>
      <text:p text:style-name="P2">* <text:span text:style-name="T3">for each node the absolute value of the difference etween the height of the right subtree and left subtree cannot be greater than one</text:span></text:p>
      <text:p text:style-name="P2">* <text:span text:style-name="T4">balace factor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9:10:01.672147321</meta:creation-date>
    <dc:date>2018-02-22T09:22:12.454019353</dc:date>
    <meta:editing-duration>PT12M13S</meta:editing-duration>
    <meta:editing-cycles>5</meta:editing-cycles>
    <meta:generator>LibreOffice/5.4.4.2$Linux_X86_64 LibreOffice_project/40m0$Build-2</meta:generator>
    <meta:document-statistic meta:table-count="0" meta:image-count="0" meta:object-count="0" meta:page-count="1" meta:paragraph-count="9" meta:word-count="78" meta:character-count="427" meta:non-whitespace-character-count="357"/>
  </office:meta>
</office:document-meta>
</file>